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Segoe Script" svg:font-family="'Segoe Script'" style:font-family-generic="script" style:font-pitch="variable"/>
    <style:font-face style:name="Times New Roman" svg:font-family="'Times New Roman'" style:font-family-generic="roman" style:font-pitch="variable"/>
  </office:font-face-decls>
  <office:automatic-styles>
    <style:style style:name="Table1" style:family="table">
      <style:table-properties style:width="6.925in" table:align="margins"/>
    </style:style>
    <style:style style:name="Table1.A" style:family="table-column">
      <style:table-column-properties style:column-width="1.3847in" style:rel-column-width="13107*"/>
    </style:style>
    <style:style style:name="Table1.B" style:family="table-column">
      <style:table-column-properties style:column-width="5.5403in" style:rel-column-width="52428*"/>
    </style:style>
    <style:style style:name="Table1.A1" style:family="table-cell">
      <style:table-cell-properties fo:padding="0.0382in" fo:border-left="0.5pt solid #000000" fo:border-right="none" fo:border-top="0.5pt solid #000000" fo:border-bottom="0.5pt solid #000000"/>
    </style:style>
    <style:style style:name="Table1.B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B2" style:family="table-cell">
      <style:table-cell-properties fo:padding="0.0382in" fo:border-left="0.5pt solid #000000" fo:border-right="0.5pt solid #000000" fo:border-top="none" fo:border-bottom="0.5pt solid #000000"/>
    </style:style>
    <style:style style:name="P1" style:family="paragraph" style:parent-style-name="Standard">
      <style:paragraph-properties fo:text-align="center" style:justify-single-word="false"/>
      <style:text-properties style:font-name="Times New Roman" fo:font-size="28pt" fo:font-weight="bold" officeooo:rsid="001a5c5b" officeooo:paragraph-rsid="001a5c5b" style:font-size-asian="28pt" style:font-weight-asian="bold" style:font-size-complex="28pt" style:font-weight-complex="bold"/>
    </style:style>
    <style:style style:name="P2" style:family="paragraph" style:parent-style-name="Standard">
      <style:paragraph-properties fo:text-align="center" style:justify-single-word="false"/>
      <style:text-properties style:font-name="Times New Roman" fo:font-size="24pt" fo:font-weight="bold" officeooo:rsid="001a5c5b" officeooo:paragraph-rsid="001a5c5b" style:font-size-asian="24pt" style:font-weight-asian="bold" style:font-size-complex="24pt" style:font-weight-complex="bold"/>
    </style:style>
    <style:style style:name="P3" style:family="paragraph" style:parent-style-name="Standard">
      <style:paragraph-properties fo:text-align="center" style:justify-single-word="false"/>
      <style:text-properties style:font-name="Times New Roman" fo:font-weight="bold" officeooo:rsid="001a5c5b" officeooo:paragraph-rsid="001a5c5b" style:font-weight-asian="bold" style:font-weight-complex="bold"/>
    </style:style>
    <style:style style:name="P4" style:family="paragraph" style:parent-style-name="Standard">
      <style:paragraph-properties fo:text-align="start" style:justify-single-word="false"/>
      <style:text-properties style:font-name="Times New Roman" fo:font-weight="bold" officeooo:rsid="001a5c5b" officeooo:paragraph-rsid="001a5c5b" style:font-weight-asian="bold" style:font-weight-complex="bold"/>
    </style:style>
    <style:style style:name="P5" style:family="paragraph" style:parent-style-name="Standard">
      <style:paragraph-properties fo:text-align="start" style:justify-single-word="false"/>
      <style:text-properties style:font-name="Times New Roman" style:text-underline-style="solid" style:text-underline-width="auto" style:text-underline-color="font-color" fo:font-weight="bold" officeooo:rsid="001a5c5b" officeooo:paragraph-rsid="001a5c5b" style:font-weight-asian="bold" style:font-weight-complex="bold"/>
    </style:style>
    <style:style style:name="P6" style:family="paragraph" style:parent-style-name="Standard">
      <style:paragraph-properties fo:text-align="start" style:justify-single-word="false"/>
      <style:text-properties style:font-name="Times New Roman" fo:font-weight="normal" officeooo:rsid="001a5c5b" officeooo:paragraph-rsid="001a5c5b" style:font-weight-asian="normal" style:font-weight-complex="normal"/>
    </style:style>
    <style:style style:name="P7" style:family="paragraph" style:parent-style-name="Standard">
      <style:paragraph-properties fo:text-align="start" style:justify-single-word="false"/>
      <style:text-properties style:font-name="Times New Roman" style:text-underline-style="none" fo:font-weight="normal" officeooo:rsid="001b8c5b" officeooo:paragraph-rsid="001b8c5b" style:font-weight-asian="normal" style:font-weight-complex="normal"/>
    </style:style>
    <style:style style:name="P8" style:family="paragraph" style:parent-style-name="Standard">
      <style:paragraph-properties fo:text-align="center" style:justify-single-word="false"/>
      <style:text-properties style:font-name="Segoe Script" fo:font-style="italic" fo:font-weight="normal" officeooo:rsid="001b8c5b" officeooo:paragraph-rsid="001b8c5b" style:font-style-asian="italic" style:font-weight-asian="normal" style:font-style-complex="italic" style:font-weight-complex="normal"/>
    </style:style>
    <style:style style:name="P9" style:family="paragraph" style:parent-style-name="Standard">
      <style:paragraph-properties fo:text-align="center" style:justify-single-word="false"/>
      <style:text-properties style:font-name="Segoe Script" fo:font-style="italic" fo:font-weight="normal" officeooo:rsid="001b8c5b" officeooo:paragraph-rsid="001b8c5b" style:font-style-asian="italic" style:font-weight-asian="normal" style:font-style-complex="italic" style:font-weight-complex="normal"/>
    </style:style>
    <style:style style:name="P10" style:family="paragraph" style:parent-style-name="Standard">
      <style:paragraph-properties fo:text-align="start" style:justify-single-word="false"/>
      <style:text-properties style:font-name="Times New Roman" style:text-underline-style="none" fo:font-weight="normal" officeooo:rsid="001b8c5b" officeooo:paragraph-rsid="001e7ade" style:font-weight-asian="normal" style:font-weight-complex="normal"/>
    </style:style>
    <style:style style:name="P11" style:family="paragraph" style:parent-style-name="Standard">
      <style:paragraph-properties fo:text-align="center" style:justify-single-word="false"/>
      <style:text-properties style:font-name="Times New Roman" style:text-underline-style="none" fo:font-weight="normal" officeooo:rsid="001e7ade" officeooo:paragraph-rsid="001e7ade" style:font-weight-asian="normal" style:font-weight-complex="normal"/>
    </style:style>
    <style:style style:name="P12" style:family="paragraph" style:parent-style-name="Standard">
      <style:paragraph-properties fo:text-align="start" style:justify-single-word="false"/>
      <style:text-properties style:font-name="Times New Roman" style:text-underline-style="none" fo:font-weight="normal" officeooo:rsid="001e7ade" officeooo:paragraph-rsid="001e7ade" style:font-weight-asian="normal" style:font-weight-complex="normal"/>
    </style:style>
    <style:style style:name="P13" style:family="paragraph" style:parent-style-name="Standard">
      <style:paragraph-properties fo:text-align="start" style:justify-single-word="false"/>
      <style:text-properties style:font-name="Times New Roman" style:text-underline-style="none" fo:font-weight="normal" officeooo:rsid="002074c2" officeooo:paragraph-rsid="002074c2" style:font-weight-asian="normal" style:font-weight-complex="normal"/>
    </style:style>
    <style:style style:name="P14" style:family="paragraph" style:parent-style-name="Standard">
      <style:paragraph-properties fo:text-align="start" style:justify-single-word="false"/>
      <style:text-properties style:font-name="Times New Roman" style:text-underline-style="none" fo:font-weight="bold" officeooo:rsid="002074c2" officeooo:paragraph-rsid="002074c2" style:font-weight-asian="bold" style:font-weight-complex="bold"/>
    </style:style>
    <style:style style:name="P15" style:family="paragraph" style:parent-style-name="Standard">
      <style:paragraph-properties fo:text-align="start" style:justify-single-word="false"/>
      <style:text-properties style:font-name="Times New Roman" fo:font-size="10pt" style:text-underline-style="none" fo:font-weight="normal" officeooo:rsid="001e7ade" officeooo:paragraph-rsid="001e7ade" style:font-size-asian="10pt" style:font-weight-asian="normal" style:font-size-complex="10pt" style:font-weight-complex="normal"/>
    </style:style>
    <style:style style:name="P16" style:family="paragraph" style:parent-style-name="Table_20_Contents">
      <style:paragraph-properties fo:text-align="start" style:justify-single-word="false"/>
      <style:text-properties style:font-name="Times New Roman" fo:font-size="10pt" officeooo:rsid="001e7ade" officeooo:paragraph-rsid="001e7ade" style:font-size-asian="10pt" style:font-size-complex="10pt"/>
    </style:style>
    <style:style style:name="P17" style:family="paragraph" style:parent-style-name="Table_20_Contents">
      <style:paragraph-properties fo:text-align="start" style:justify-single-word="false"/>
      <style:text-properties style:font-name="Times New Roman" fo:font-size="10pt" officeooo:rsid="002074c2" officeooo:paragraph-rsid="002074c2" style:font-size-asian="10pt" style:font-size-complex="10pt"/>
    </style:style>
    <style:style style:name="T1" style:family="text">
      <style:text-properties officeooo:rsid="001b8c5b"/>
    </style:style>
    <style:style style:name="T2" style:family="text">
      <style:text-properties officeooo:rsid="001e7ade"/>
    </style:style>
    <style:style style:name="T3" style:family="text">
      <style:text-properties officeooo:rsid="002074c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nto the Void Game Design Document</text:p>
      <text:p text:style-name="P2"/>
      <text:p text:style-name="P2">FetaMozz Studios</text:p>
      <text:p text:style-name="P2"/>
      <text:p text:style-name="P2">Andrew Moore</text:p>
      <text:p text:style-name="P2">Jessica Gonowon</text:p>
      <text:p text:style-name="P2">Bella Gonowo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Part One: The Story</text:p>
      <text:p text:style-name="P3"/>
      <text:p text:style-name="P4">Chapter One – Sam’s Beginning</text:p>
      <text:p text:style-name="P3"/>
      <text:p text:style-name="P6"><text:tab/>The void is both mysterious and unending, and this is one of its stories. <text:s/>We open in the room of a young man named Sam, in the dead of the night. <text:s/>Sam has always been interested in the occult, <text:s/>but he hails from a family deep seated in the aristocracy, thus he must always present a proper face to the public. <text:s/>Tonight is a special night as Sam has finally acquired The Book of the Deep, a banned codex of the unorthodox path that he feels will be the key to obtaining the power for which he longs. <text:s/>The book is unassuming, easily overlooked. <text:s/>It is bound in a dark black cover, with almost no luster. <text:s/>However, if one looks closer they can see faint claw marks on the cover, and a dreadful, blood drenched aura coming from within. <text:s/>None of this phases Sam, he refuses to be deterred this close to his goal, so with a deep breath he opens the book.</text:p>
      <text:p text:style-name="P6"><text:tab/>According to Sam’s source, the method of awakening the book was to read the passages aloud while slowly performing a bloodletting ritual upon his off hand. <text:s/><text:span text:style-name="T2">Being a suspicious person, Sam has spent no small amount of time gathering protective talismans and other curiosities as safe guards during this process. <text:s/>The most precious of these commodities is the fruit of protection, which Sam acquired from a shifty shopkeeper who claimed it should safeguard against outside influences. </text:span><text:s text:c="2"/>“<text:span text:style-name="T1">Nothing for it,” thought Sam, “I need to complete the ritual before my meddling family realizes what is happening.” <text:s text:c="2"/>With this thought, he </text:span><text:span text:style-name="T2">ears the fruit and begins</text:span><text:span text:style-name="T1"> recit</text:span><text:span text:style-name="T2">ing</text:span><text:span text:style-name="T1"> the incantation to activate the book.</text:span></text:p>
      <text:p text:style-name="P6"/>
      <text:p text:style-name="P8">The only truth is the void,</text:p>
      <text:p text:style-name="P8">the dark is deliverance.</text:p>
      <text:p text:style-name="P8">I call upon the power of the void to bind the five,</text:p>
      <text:p text:style-name="P8">With this blood sacrifice let me be blessed</text:p>
      <text:p text:style-name="P8">by the Void god, and become their humble servant,</text:p>
      <text:p text:style-name="P8">to go forth and spill the blood of all mortals,</text:p>
      <text:p text:style-name="P8">remaking the universe in the form of Void.</text:p>
      <text:p text:style-name="P5"/>
      <text:p text:style-name="P7"><text:tab/>With every word Sam speaks, the aura from the book becomes increasingly savage, and the night seems to become deeper. <text:s/>By the time he reaches the last line, Sam is shaking from the exertion. <text:s/>Finally, he forces out the last word, and all goes quiet. <text:s/>The pressure exuded by the books suddenly multiplies one hundred times over, and it begins to float in the air casting a bloody light that feels like it is inverting the fabric of space. <text:s/>The book flies open, and the pages start to rapidly turn. <text:s/>As the pages turn the text takes on a life of its own, forming a cloud above the book that rapidly closes in on Sam’s forehead. <text:s/>Sam watches the approaching text with wide eyes as it comes in contact with his head, and with this contact comes intense pain followed by blackness.</text:p>
      <text:p text:style-name="P7"><text:tab/>Upon gaining awareness, Sam finds himself suspended in the void still in a haze of pain. <text:s/>At first he does not understand what he is bound by, but soon discovers that he has been flayed and is being held in place with ropes made of his own nerves. <text:s/>He has also been skinned, and all of his organs have been removed. <text:s text:c="2"/>All the remains of his physical form is his bones, and his eyes that burn with pain and madness. <text:s/>“This wasn’t what was supposed to happen!” <text:s/>Sam shouted furiously in his mind, as all he could do physically is scream due to the torturous pain. <text:s/>Somewhere in the darkness, an evil laugh responds to his struggle.</text:p>
      <text:p text:style-name="P7"><text:tab/>“Foolish human, to think you believed yourself worthy of the power of the void.” <text:s/>The one speaking slowly emerged from the deep, shrouded in a black robe that seemed to glitter with embedded <text:soft-page-break/>stars. <text:s/>“You are not the first to attempt to harness the power of the infinite for themselves, there have been many before you. <text:s/>All of them have failed in the attempt, most of them destroyed where they stand. <text:s/>I’m not sure whether you are lucky or unfortunate, powerless one. <text:s/>It has been decided by master that you will be given the power you seek, however the price is to sacrifice everything else and become one of his dancing puppets. <text:s/>You look so pathetic on your strings, but such is the fate of the weak.” <text:s/>The ridicule is almost lost on Sam as he endures his suffering, however that is still a corner of his mind that is aware, swearing that he will one day have vengeance against his aggressors. <text:s/>The figure seems to realize these thoughts, and with a laugh he orders Sam’s torturer to increase the level, and soon Sam looses what little awareness he has left to the pain, growing slack in his bindings.</text:p>
      <text:p text:style-name="P10"><text:tab/>“Finally it is time for the final step, all that is left is to supplant the soul of this pitiful being.” <text:s/>Zol looks on with no sympathy as the skeletal hands gripping Sam start to form cryptic, evil seals that sink into the remains of Sam’s body and soul, forming permanent marks and eliminating the last remnants of Sam’s resistance. <text:s/>The bloody skeleton that was once Sam starts slowly regenerating its flesh and organs, slowly coming to once again resemble the young man. <text:s/>With a start Sam awakens, floating in the void next to Zol. <text:s/>“Subordinate greets master,” Sam proclaims. <text:s/>“Very good,” says Zol. <text:s/>“From this day forward, the void decrees you shall be known as Sam the Fool, a moniker that will forever serve as a reminder of your foolish desire to usurp a power you do not deserve.” <text:s/>There is a slight flicker of anger in Sam’s eyes, which is quickly extinguished and replaced by a look of acceptance. <text:s/>“It shall be as you say, what are my first orders?” <text:s/></text:p>
      <text:p text:style-name="P10"><text:tab/><text:span text:style-name="T2">Zol looks on with mounting suspicion as Sam doesn’t respond, but is relieved upon hearing the question, everything seems to have worked according to plan. <text:s/></text:span>“You must return to your world and wait for instructions, the first task will be to conquer your material plane as an offer to the void. <text:s/>To do so you must seek out the other five. <text:s/>For now you must return, further instructions will be forthcoming.” <text:s/>With that Zol waves his hands and a portal opens up, the other side showing the familiar site of Sam’s bedroom. <text:s/>With a nod, Sam steps through the portal. <text:s/>With a sinister smile, Zol fades into the ether.</text:p>
      <text:p text:style-name="P10"/>
      <text:p text:style-name="P11">-|-</text:p>
      <text:p text:style-name="P11"/>
      <text:p text:style-name="P12"><text:tab/>Sam stands in the middle of his room, staring at the portal as it slowly dissipates and the aura of the void fades away. <text:s/>He suddenly blinks, and then a wide grin appears on his face as his memory returns. <text:s/>That shady merchant actually came through for him, and the fruit of protection managed to shield his mind and soul from that mysterious existence in the void. <text:s/>He still shudders when he thinks of the pain, but hopefully all of his struggle has been worth it. <text:s/>With growing anticipation Sam opens his status screen, and lets out a deep breath at what he sees.</text:p>
      <text:p text:style-name="P12"/>
      <text:p text:style-name="P15"/>
      <table:table table:name="Table1" table:style-name="Table1">
        <table:table-column table:style-name="Table1.A"/>
        <table:table-column table:style-name="Table1.B"/>
        <table:table-row>
          <table:table-cell table:style-name="Table1.A1" office:value-type="string">
            <text:p text:style-name="P16">Name</text:p>
          </table:table-cell>
          <table:table-cell table:style-name="Table1.B1" office:value-type="string">
            <text:p text:style-name="P16">Sam The Fool</text:p>
          </table:table-cell>
        </table:table-row>
        <table:table-row>
          <table:table-cell table:style-name="Table1.A2" office:value-type="string">
            <text:p text:style-name="P16">Age</text:p>
          </table:table-cell>
          <table:table-cell table:style-name="Table1.B2" office:value-type="string">
            <text:p text:style-name="P16">19</text:p>
          </table:table-cell>
        </table:table-row>
        <table:table-row>
          <table:table-cell table:style-name="Table1.A2" office:value-type="string">
            <text:p text:style-name="P16">Class</text:p>
          </table:table-cell>
          <table:table-cell table:style-name="Table1.B2" office:value-type="string">
            <text:p text:style-name="P16">The Eater of the Void</text:p>
          </table:table-cell>
        </table:table-row>
        <table:table-row>
          <table:table-cell table:style-name="Table1.A2" office:value-type="string">
            <text:p text:style-name="P16">Alignment</text:p>
          </table:table-cell>
          <table:table-cell table:style-name="Table1.B2" office:value-type="string">
            <text:p text:style-name="P16">Earth</text:p>
          </table:table-cell>
        </table:table-row>
        <table:table-row>
          <table:table-cell table:style-name="Table1.A2" office:value-type="string">
            <text:p text:style-name="P16">Level</text:p>
          </table:table-cell>
          <table:table-cell table:style-name="Table1.B2" office:value-type="string">
            <text:p text:style-name="P16">1</text:p>
          </table:table-cell>
        </table:table-row>
        <table:table-row>
          <table:table-cell table:style-name="Table1.A2" office:value-type="string">
            <text:p text:style-name="P17">Hit Points</text:p>
          </table:table-cell>
          <table:table-cell table:style-name="Table1.B2" office:value-type="string">
            <text:p text:style-name="P17">110</text:p>
          </table:table-cell>
        </table:table-row>
        <table:table-row>
          <table:table-cell table:style-name="Table1.A2" office:value-type="string">
            <text:p text:style-name="P17">Armor Class</text:p>
          </table:table-cell>
          <table:table-cell table:style-name="Table1.B2" office:value-type="string">
            <text:p text:style-name="P17">12</text:p>
          </table:table-cell>
        </table:table-row>
        <table:table-row>
          <table:table-cell table:style-name="Table1.A2" office:value-type="string">
            <text:p text:style-name="P16">Strength</text:p>
          </table:table-cell>
          <table:table-cell table:style-name="Table1.B2" office:value-type="string">
            <text:p text:style-name="P16">17</text:p>
          </table:table-cell>
        </table:table-row>
        <table:table-row>
          <table:table-cell table:style-name="Table1.A2" office:value-type="string">
            <text:p text:style-name="P16">Dexterity</text:p>
          </table:table-cell>
          <table:table-cell table:style-name="Table1.B2" office:value-type="string">
            <text:p text:style-name="P16">12</text:p>
          </table:table-cell>
        </table:table-row>
        <table:table-row>
          <table:table-cell table:style-name="Table1.A2" office:value-type="string">
            <text:p text:style-name="P16">Constitution</text:p>
          </table:table-cell>
          <table:table-cell table:style-name="Table1.B2" office:value-type="string">
            <text:p text:style-name="P16">13</text:p>
          </table:table-cell>
        </table:table-row>
        <text:soft-page-break/>
        <table:table-row>
          <table:table-cell table:style-name="Table1.A2" office:value-type="string">
            <text:p text:style-name="P16">Intelligence</text:p>
          </table:table-cell>
          <table:table-cell table:style-name="Table1.B2" office:value-type="string">
            <text:p text:style-name="P16">14</text:p>
          </table:table-cell>
        </table:table-row>
        <table:table-row>
          <table:table-cell table:style-name="Table1.A2" office:value-type="string">
            <text:p text:style-name="P16">Wisdom</text:p>
          </table:table-cell>
          <table:table-cell table:style-name="Table1.B2" office:value-type="string">
            <text:p text:style-name="P16">5</text:p>
          </table:table-cell>
        </table:table-row>
        <table:table-row>
          <table:table-cell table:style-name="Table1.A2" office:value-type="string">
            <text:p text:style-name="P16">Charisma</text:p>
          </table:table-cell>
          <table:table-cell table:style-name="Table1.B2" office:value-type="string">
            <text:p text:style-name="P16">20</text:p>
          </table:table-cell>
        </table:table-row>
        <table:table-row>
          <table:table-cell table:style-name="Table1.A2" office:value-type="string">
            <text:p text:style-name="P16">GP</text:p>
          </table:table-cell>
          <table:table-cell table:style-name="Table1.B2" office:value-type="string">
            <text:p text:style-name="P16">100</text:p>
          </table:table-cell>
        </table:table-row>
      </table:table>
      <text:p text:style-name="P15"/>
      <text:p text:style-name="P12"><text:tab/>Sam had succeeded in his attempt, he had gained the powerful class while maintaining his sanity, and could proceed with his plans. <text:s/>He was now The Eater of the Void, an existence long forgotten by time. <text:s/>He had learned of this legendary existence through happenstance while striving for power. <text:s/>It was a life form that formed from the anathema of life and death, an unnatural entity that devoured all, leaving nothing in its wake. <text:s/>Most would shy away from this power after learning these ramifications, but Sam thought it was the perfect class for him. <text:s/>He had always dreamed of growing in power above all, and he finally had the chance. <text:s/><text:span text:style-name="T3">Unfortunately the moniker given to him by the strange Zol had stuck, and he was now known to the universe as Sam the Fool. <text:s/>He was slightly bitter about this, but it was a small price for power. <text:s/>Soon the universe would learn to fear the name, and later so would the wider multiverse.</text:span></text:p>
      <text:p text:style-name="P12"><text:tab/> There was still the problem of the orders he would be sent by the mysterious void creature, but those problems would have to be solved as they came. <text:s/>Anything and anyone that stood in Sam’s way would become paving stones for his path. <text:s/>For now it was time to get started with the next step of his plan. <text:s/>It was going to be a bloody day for the England, and soon for the rest of the world, and there was no better place to start than with his unwitting family. <text:s/><text:span text:style-name="T3">Sam started to leave the room, but found that he was almost completely drained of energy. <text:s/>“I will rest first, then start in the morning,” Sam thought, and proceeded to sleep, a calm before the coming storm on Earth.</text:span></text:p>
      <text:p text:style-name="P12"/>
      <text:p text:style-name="P14">Chapter Two – The Death of a World, the Beginning of a Terror</text:p>
      <text:p text:style-name="P14"/>
      <text:p text:style-name="P1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Segoe Script" svg:font-family="'Segoe Script'" style:font-family-generic="script"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able_20_Contents" style:display-name="Table Contents" style:family="paragraph" style:parent-style-name="Standard" style:class="extra">
      <style:paragraph-properties fo:orphans="0" fo:widows="0" text:number-lines="false" text:line-number="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3-14T14:09:34.066000000</meta:creation-date>
    <dc:date>2024-03-14T16:53:00.107000000</dc:date>
    <meta:editing-duration>PT2H32M44S</meta:editing-duration>
    <meta:editing-cycles>4</meta:editing-cycles>
    <meta:generator>LibreOffice/7.4.7.2$Windows_X86_64 LibreOffice_project/723314e595e8007d3cf785c16538505a1c878ca5</meta:generator>
    <meta:document-statistic meta:table-count="1" meta:image-count="0" meta:object-count="0" meta:page-count="4" meta:paragraph-count="54" meta:word-count="1539" meta:character-count="8458" meta:non-whitespace-character-count="6892"/>
  </office:meta>
</office:document-meta>
</file>